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e4658" officeooo:paragraph-rsid="002019ef"/>
    </style:style>
    <style:style style:name="P2" style:family="paragraph" style:parent-style-name="Standard">
      <style:text-properties fo:font-style="italic" officeooo:rsid="0027554b" officeooo:paragraph-rsid="0027554b" style:font-style-asian="italic" style:font-style-complex="italic"/>
    </style:style>
    <style:style style:name="P3" style:family="paragraph" style:parent-style-name="Footer">
      <style:paragraph-properties fo:text-align="end" style:justify-single-word="false"/>
    </style:style>
    <style:style style:name="P4" style:family="paragraph" style:parent-style-name="Text_20_body">
      <style:text-properties officeooo:rsid="0021fa30" officeooo:paragraph-rsid="002215d5"/>
    </style:style>
    <style:style style:name="P5" style:family="paragraph" style:parent-style-name="Text_20_body">
      <style:text-properties officeooo:rsid="0021fa30" officeooo:paragraph-rsid="00294522"/>
    </style:style>
    <style:style style:name="P6" style:family="paragraph" style:parent-style-name="Standard">
      <style:text-properties style:font-name="Nimbus Mono L" fo:font-size="11pt" officeooo:rsid="0027554b" officeooo:paragraph-rsid="0027554b" fo:background-color="#cccccc" style:font-size-asian="11pt" style:font-size-complex="11pt"/>
    </style:style>
    <style:style style:name="P7" style:family="paragraph" style:parent-style-name="Standard">
      <style:text-properties style:font-name="Nimbus Mono L" fo:font-size="11pt" officeooo:rsid="00295898" officeooo:paragraph-rsid="00295898" fo:background-color="#cccccc" style:font-size-asian="11pt" style:font-size-complex="11pt"/>
    </style:style>
    <style:style style:name="P8" style:family="paragraph" style:parent-style-name="Standard">
      <style:text-properties style:font-name="Liberation Serif" fo:font-size="12pt" fo:font-style="normal" officeooo:rsid="0027554b" officeooo:paragraph-rsid="00306681" fo:background-color="transparent" style:font-size-asian="12pt" style:font-style-asian="normal" style:font-size-complex="12pt" style:font-style-complex="normal"/>
    </style:style>
    <style:style style:name="P9" style:family="paragraph" style:parent-style-name="Text_20_body">
      <style:text-properties officeooo:rsid="002d606a" officeooo:paragraph-rsid="002d606a"/>
    </style:style>
    <style:style style:name="P10" style:family="paragraph" style:parent-style-name="Heading_20_1">
      <style:text-properties officeooo:paragraph-rsid="002215d5"/>
    </style:style>
    <style:style style:name="T1" style:family="text">
      <style:text-properties officeooo:rsid="00258705"/>
    </style:style>
    <style:style style:name="T2" style:family="text">
      <style:text-properties officeooo:rsid="00295898"/>
    </style:style>
    <style:style style:name="T3" style:family="text">
      <style:text-properties officeooo:rsid="0029b381"/>
    </style:style>
    <style:style style:name="T4" style:family="text">
      <style:text-properties officeooo:rsid="002ae4c5"/>
    </style:style>
    <style:style style:name="T5" style:family="text">
      <style:text-properties fo:font-weight="bold" style:font-weight-asian="bold" style:font-weight-complex="bold"/>
    </style:style>
    <style:style style:name="T6" style:family="text">
      <style:text-properties fo:font-weight="bold" officeooo:rsid="002f417d" style:font-weight-asian="bold" style:font-weight-complex="bold"/>
    </style:style>
    <style:style style:name="T7" style:family="text">
      <style:text-properties officeooo:rsid="002f417d"/>
    </style:style>
    <style:style style:name="T8" style:family="text">
      <style:text-properties officeooo:rsid="003066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to run code:</text:p>
      <text:p text:style-name="P7">$ cabal install MissingH <text:s/>gloss Network cereal either-unwrap bytestring-0.10.4.0 split <text:s/></text:p>
      <text:p text:style-name="P6">$ <text:span text:style-name="T2">cabal configure</text:span></text:p>
      <text:p text:style-name="P7">$ cabal run</text:p>
      <text:p text:style-name="P8"><text:span text:style-name="T8">Please also consult README.md</text:span></text:p>
      <text:h text:style-name="P10" text:outline-level="1">Overview</text:h>
      <text:p text:style-name="P9">This practical required the implementation of the board game Gomoku in Haskell using gloss graphics and creating an AI opponent. The basic requirements included the setup of gloss graphics, game rules and AI play. Attempted extensions required the use of command-line options (<text:span text:style-name="T5">easy 1</text:span>), the in-game undo command (<text:span text:style-name="T5">easy 2</text:span>), <text:span text:style-name="T7">implementation</text:span> of the 3and3 and 4and4 rules (<text:span text:style-name="T5">easy 3</text:span>), in-game setting of options using a menu (<text:span text:style-name="T5">medium</text:span> <text:span text:style-name="T5">1 + custom </text:span><text:span text:style-name="T6">ext</text:span>), use of bitmap images (<text:span text:style-name="T5">medium 2</text:span>), displaying hints (<text:span text:style-name="T5">medium 3</text:span>), save and load functionality (<text:span text:style-name="T5">medium 4</text:span>), recording and replaying games (<text:span text:style-name="T5">hard 1</text:span>), multiple levels of AI difficulty (<text:span text:style-name="T5">hard 2</text:span>), network play (<text:span text:style-name="T5">hard 3</text:span>).</text:p>
      <text:h text:style-name="P10" text:outline-level="1">Design</text:h>
      <text:p text:style-name="P4">Describe the design of your program. Justify the decisions you made.</text:p>
      <text:h text:style-name="P10" text:outline-level="1">Testing</text:h>
      <text:p text:style-name="P4">Describe how you tested your program.</text:p>
      <text:h text:style-name="P10" text:outline-level="1">Examples</text:h>
      <text:p text:style-name="P4">Show example runs of your program (you can paste output from your program into</text:p>
      <text:p text:style-name="P4">your report).</text:p>
      <text:h text:style-name="P10" text:outline-level="1">Evaluation</text:h>
      <text:p text:style-name="P4">Evaluate the success of your program against what you were asked to do.</text:p>
      <text:h text:style-name="P10" text:outline-level="1">Conclusion</text:h>
      <text:p text:style-name="P5">Evaluate the success of your program against what you were asked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e4658" officeooo:paragraph-rsid="002019ef"/>
    </style:style>
    <style:style style:name="MP2" style:family="paragraph" style:parent-style-name="Footer">
      <style:paragraph-properties fo:text-align="end" style:justify-single-word="false"/>
    </style:style>
    <style:style style:name="MT1" style:family="text">
      <style:text-properties officeooo:rsid="00258705"/>
    </style:style>
    <style:style style:name="MT2" style:family="text">
      <style:text-properties officeooo:rsid="0029b381"/>
    </style:style>
    <style:style style:name="MT3" style:family="text">
      <style:text-properties officeooo:rsid="002ae4c5"/>
    </style:style>
    <style:page-layout style:name="Mpm1">
      <style:page-layout-properties fo:page-width="21.001cm" fo:page-height="29.7cm" style:num-format="1" style:print-orientation="portrait" fo:margin-top="1.896cm" fo:margin-bottom="1.9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64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
        <text:p text:style-name="MP1">CS<text:span text:style-name="MT1">2</text:span>00<text:span text:style-name="MT2">6</text:span> <text:file-name text:display="name">Practical-Report</text:file-name><text:tab/>140013112 <text:tab/><text:tab/>Tutor: <text:span text:style-name="MT3">Alex Konovalov</text:span> <text:tab/><text:tab/><text:date style:data-style-name="N37" text:date-value="2017-04-17T10:00:26.187699101" text:fixed="true">17/04/17</text:date></text:p>
      </style:header>
      <style:footer>
        <text:p text:style-name="MP2"><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0:00:28.721175179</meta:creation-date>
    <meta:editing-duration>PT43M44S</meta:editing-duration>
    <meta:editing-cycles>7</meta:editing-cycles>
    <meta:generator>LibreOffice/5.1.6.2.0$Linux_X86_64 LibreOffice_project/10$Build-2</meta:generator>
    <dc:title>Practical-Report</dc:title>
    <dc:date>2017-04-17T10:54:21.610927098</dc:date>
    <meta:document-statistic meta:table-count="0" meta:image-count="0" meta:object-count="0" meta:page-count="1" meta:paragraph-count="20" meta:word-count="201" meta:character-count="1275" meta:non-whitespace-character-count="1087"/>
  </office:meta>
</office:document-meta>
</file>